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2017a" officeooo:paragraph-rsid="0001e1e8"/>
    </style:style>
    <style:style style:name="P2" style:family="paragraph" style:parent-style-name="Standard" style:list-style-name="L5">
      <style:text-properties officeooo:rsid="0002017a" officeooo:paragraph-rsid="0001e1e8"/>
    </style:style>
    <style:style style:name="P3" style:family="paragraph" style:parent-style-name="Standard" style:list-style-name="L6">
      <style:text-properties officeooo:rsid="0002017a" officeooo:paragraph-rsid="0001e1e8"/>
    </style:style>
    <style:style style:name="P4" style:family="paragraph" style:parent-style-name="Standard" style:list-style-name="L7">
      <style:text-properties officeooo:rsid="0002017a" officeooo:paragraph-rsid="0001e1e8"/>
    </style:style>
    <style:style style:name="P5" style:family="paragraph" style:parent-style-name="Standard" style:list-style-name="L1">
      <style:text-properties officeooo:rsid="00045e6b" officeooo:paragraph-rsid="0001e1e8"/>
    </style:style>
    <style:style style:name="T1" style:family="text">
      <style:text-properties officeooo:rsid="00037d9b"/>
    </style:style>
    <style:style style:name="T2" style:family="text">
      <style:text-properties style:text-underline-style="solid" style:text-underline-width="auto" style:text-underline-color="font-color" officeooo:rsid="00037d9b"/>
    </style:style>
    <style:style style:name="T3" style:family="text">
      <style:text-properties officeooo:rsid="00045e6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32317777" text:style-name="L1">
        <text:list-item>
          <text:p text:style-name="P1">Create repo in github with</text:p>
        </text:list-item>
      </text:list>
      <text:list xml:id="list1252560687" text:style-name="L5">
        <text:list-item>
          <text:p text:style-name="P2">your website folder</text:p>
        </text:list-item>
      </text:list>
      <text:list xml:id="list4085883882" text:style-name="L6">
        <text:list-item>
          <text:p text:style-name="P3">Dockerfile</text:p>
          <text:list>
            <text:list-item>
              <text:p text:style-name="P3">index.yml</text:p>
            </text:list-item>
          </text:list>
        </text:list-item>
        <text:list-item>
          <text:p text:style-name="P3">deployment.yml</text:p>
        </text:list-item>
        <text:list-item>
          <text:p text:style-name="P3">service.yml</text:p>
        </text:list-item>
      </text:list>
      <text:list xml:id="list151555460053694" text:continue-list="list1032317777" text:style-name="L1">
        <text:list-item>
          <text:list>
            <text:list-header>
              <text:p text:style-name="P1"/>
            </text:list-header>
          </text:list>
        </text:list-item>
        <text:list-item>
          <text:p text:style-name="P1">Build pipeline</text:p>
        </text:list-item>
        <text:list-item>
          <text:p text:style-name="P1">choo<text:span text:style-name="T1">se</text:span>: Repo <text:span text:style-name="T1">from </text:span><text:span text:style-name="T2">Azure DevOps Repo </text:span><text:span text:style-name="T1">or try from </text:span><text:span text:style-name="T2">Github</text:span></text:p>
        </text:list-item>
        <text:list-item>
          <text:p text:style-name="P1">choose <text:span text:style-name="T3">Template</text:span>: docker with push and pull</text:p>
        </text:list-item>
      </text:list>
      <text:list xml:id="list95742702" text:style-name="L7">
        <text:list-item>
          <text:p text:style-name="P4">provide ACR info and Release pipeline</text:p>
        </text:list-item>
      </text:list>
      <text:list xml:id="list151554941099725" text:continue-list="list151555460053694" text:style-name="L1">
        <text:list-item>
          <text:p text:style-name="P5">NOTE: Ci pipeline will always trigger whenever code is commit</text:p>
        </text:list-item>
        <text:list-item>
          <text:p text:style-name="P1">g</text:p>
        </text:list-item>
        <text:list-item>
          <text:p text:style-name="P1">g</text:p>
        </text:list-item>
        <text:list-item>
          <text:p text:style-name="P1">g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3-04-03T15:15:54.663000000</dc:date>
    <meta:editing-duration>PT49S</meta:editing-duration>
    <meta:editing-cycles>1</meta:editing-cycles>
    <meta:document-statistic meta:table-count="0" meta:image-count="0" meta:object-count="0" meta:page-count="1" meta:paragraph-count="15" meta:word-count="65" meta:character-count="324" meta:non-whitespace-character-count="288"/>
  </office:meta>
</office:document-meta>
</file>